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puesta de Proyecto</text:h>
      <text:p text:style-name="Text_20_body"><text:span text:style-name="Strong_20_Emphasis">Resolución de ecuaciones diferenciales parciales mediante redes neuronales informadas por la física</text:span></text:p>
      <text:h text:style-name="Heading_20_2" text:outline-level="2">1. Introducción</text:h>
      <text:p text:style-name="Text_20_body">Las ecuaciones diferenciales parciales (EDP) son herramientas fundamentales para modelar fenómenos físicos como la difusión de calor, la propagación de ondas o el comportamiento de fluidos. Tradicionalmente, estas ecuaciones se resuelven mediante métodos numéricos como diferencias finitas o elementos finitos.</text:p>
      <text:p text:style-name="Text_20_body">En los últimos años ha surgido un enfoque alternativo dentro del área de <text:span text:style-name="Emphasis">Scientific Machine Learning</text:span>, en el que las redes neuronales se utilizan para aproximar la solución de ecuaciones diferenciales. Un ejemplo importante de esta aproximación son las <text:span text:style-name="Strong_20_Emphasis">Physics-Informed Neural Networks (PINNs)</text:span>, en las que el proceso de entrenamiento incorpora directamente las ecuaciones físicas que gobiernan el sistema.</text:p>
      <text:p text:style-name="Text_20_body">Este proyecto propone explorar este enfoque mediante la implementación de una red neuronal informada por la física para aproximar la solución de una ecuación diferencial parcial sencilla y comparar sus resultados con un método numérico clásico.</text:p>
      <text:p text:style-name="Text_20_body">Cabe mencionar que los fundamentos teóricos relacionados con la resolución de ecuaciones diferenciales parciales y los métodos numéricos asociados, como el método de diferencias finitas, serán abordados posteriormente dentro del curso o en el curso de <text:span text:style-name="Strong_20_Emphasis">Análisis Numérico Avanzado</text:span>, por lo que el desarrollo del proyecto se irá complementando con dichos contenidos a medida que se estudien formalmente.</text:p>
      <text:h text:style-name="Heading_20_2" text:outline-level="2">2. Objetivo general</text:h>
      <text:p text:style-name="Text_20_body">Implementar una red neuronal informada por la física para aproximar la solución de una ecuación diferencial parcial y analizar su desempeño frente a un método numérico tradicional.</text:p>
      <text:h text:style-name="Heading_20_2" text:outline-level="2">3. Objetivos específicos</text:h>
      <text:list text:style-name="L1">
        <text:list-item>
          <text:p text:style-name="P1">Estudiar el funcionamiento de las Physics-Informed Neural Networks y su aplicación en la resolución de ecuaciones diferenciales.</text:p>
        </text:list-item>
        <text:list-item>
          <text:p text:style-name="P1"><text:soft-page-break/>Analizar el método de diferencias finitas como técnica numérica para resolver ecuaciones diferenciales parciales.</text:p>
        </text:list-item>
        <text:list-item>
          <text:p text:style-name="P1">Diseñar e implementar una red neuronal que aproxime la solución de la ecuación diferencial utilizando técnicas de aprendizaje automático.</text:p>
        </text:list-item>
        <text:list-item>
          <text:p text:style-name="P1">Comparar los resultados obtenidos por ambos métodos en términos de error y comportamiento de la solución.</text:p>
        </text:list-item>
      </text:list>
      <text:h text:style-name="Heading_20_2" text:outline-level="2">4. Metodología</text:h>
      <text:p text:style-name="Text_20_body">El desarrollo del proyecto se realizará en las siguientes etapas:</text:p>
      <text:h text:style-name="Heading_20_3" text:outline-level="3">4.1 Selección del problema</text:h>
      <text:p text:style-name="Text_20_body">Se trabajará con una ecuación diferencial parcial sencilla, como la <text:span text:style-name="Strong_20_Emphasis">ecuación del calor</text:span>, dada por:</text:p>
      <text:p text:style-name="Text_20_body"><draw:frame draw:style-name="fr1" draw:name="Objeto1" text:anchor-type="as-char" svg:y="-0.2756in" svg:width="0.8457in" svg:height="0.4575in" draw:z-index="0"><draw:object xlink:href="./Object 1" xlink:type="simple" xlink:show="embed" xlink:actuate="onLoad"/><draw:image xlink:href="./ObjectReplacements/Object 1" xlink:type="simple" xlink:show="embed" xlink:actuate="onLoad"/></draw:frame></text:p>
      <text:p text:style-name="Text_20_body">donde (<draw:frame draw:style-name="fr1" draw:name="Objeto2" text:anchor-type="as-char" svg:y="-0.1555in" svg:width="0.5244in" svg:height="0.2043in" draw:z-index="1"><draw:object xlink:href="./Object 2" xlink:type="simple" xlink:show="embed" xlink:actuate="onLoad"/><draw:image xlink:href="./ObjectReplacements/Object 2" xlink:type="simple" xlink:show="embed" xlink:actuate="onLoad"/></draw:frame>) representa la temperatura en el punto (x) y tiempo (t), y (<draw:frame draw:style-name="fr1" draw:name="Objeto3" text:anchor-type="as-char" svg:y="-0.1555in" svg:width="0.1201in" svg:height="0.1953in" draw:z-index="2"><draw:object xlink:href="./Object 3" xlink:type="simple" xlink:show="embed" xlink:actuate="onLoad"/><draw:image xlink:href="./ObjectReplacements/Object 3" xlink:type="simple" xlink:show="embed" xlink:actuate="onLoad"/></draw:frame>) es el coeficiente de difusión.</text:p>
      <text:h text:style-name="Heading_20_3" text:outline-level="3">4.2 Estudio del método numérico</text:h>
      <text:p text:style-name="Text_20_body">A medida que se desarrollen los contenidos del curso y/o del curso de <text:span text:style-name="Strong_20_Emphasis">Análisis Numérico Avanzado</text:span>, se estudiará el método de <text:span text:style-name="Strong_20_Emphasis">diferencias finitas</text:span> como técnica para aproximar soluciones de ecuaciones diferenciales parciales. Posteriormente, se implementará este método para obtener una solución numérica aproximada que sirva como referencia para la comparación con el modelo de aprendizaje automático.</text:p>
      <text:h text:style-name="Heading_20_3" text:outline-level="3">4.3 Implementación de la red neuronal</text:h>
      <text:p text:style-name="Text_20_body">Se diseñará una red neuronal utilizando la librería PyTorch.</text:p>
      <text:p text:style-name="Text_20_body">La red aproximará una función:</text:p>
      <text:p text:style-name="Text_20_body"><draw:frame draw:style-name="fr1" draw:name="Objeto4" text:anchor-type="as-char" svg:y="-0.1555in" svg:width="0.5925in" svg:height="0.222in" draw:z-index="3"><draw:object xlink:href="./Object 4" xlink:type="simple" xlink:show="embed" xlink:actuate="onLoad"/><draw:image xlink:href="./ObjectReplacements/Object 4" xlink:type="simple" xlink:show="embed" xlink:actuate="onLoad"/></draw:frame></text:p>
      <text:p text:style-name="Text_20_body">donde (<draw:frame draw:style-name="fr1" draw:name="Objeto5" text:anchor-type="as-char" svg:y="-0.1555in" svg:width="0.1134in" svg:height="0.1953in" draw:z-index="4"><draw:object xlink:href="./Object 5" xlink:type="simple" xlink:show="embed" xlink:actuate="onLoad"/><draw:image xlink:href="./ObjectReplacements/Object 5" xlink:type="simple" xlink:show="embed" xlink:actuate="onLoad"/></draw:frame>) representa los parámetros de la red. Durante el entrenamiento, la función de pérdida incluirá:</text:p>
      <text:list text:style-name="L2">
        <text:list-item>
          <text:p text:style-name="P2">el <text:span text:style-name="Strong_20_Emphasis">residuo de la ecuación diferencial</text:span></text:p>
        </text:list-item>
        <text:list-item>
          <text:p text:style-name="P2">el cumplimiento de las <text:span text:style-name="Strong_20_Emphasis">condiciones iniciales</text:span></text:p>
        </text:list-item>
        <text:list-item>
          <text:p text:style-name="P2">el cumplimiento de las <text:span text:style-name="Strong_20_Emphasis">condiciones de frontera</text:span></text:p>
        </text:list-item>
      </text:list>
      <text:p text:style-name="Text_20_body"><text:soft-page-break/>De esta forma, la red aprenderá una función que satisface aproximadamente la ecuación diferencial.</text:p>
      <text:h text:style-name="Heading_20_3" text:outline-level="3">4.4 Evaluación de resultados</text:h>
      <text:p text:style-name="Text_20_body">Se compararán los resultados obtenidos por la red neuronal y el método numérico mediante:</text:p>
      <text:list text:style-name="L3">
        <text:list-item>
          <text:p text:style-name="P3">visualización de la solución</text:p>
        </text:list-item>
        <text:list-item>
          <text:p text:style-name="P3">análisis del error</text:p>
        </text:list-item>
        <text:list-item>
          <text:p text:style-name="P3">comparación cualitativa del comportamiento de la solución.</text:p>
        </text:list-item>
      </text:list>
      <text:h text:style-name="Heading_20_2" text:outline-level="2">5. Herramientas</text:h>
      <text:p text:style-name="Text_20_body">Para el desarrollo del proyecto se utilizarán:</text:p>
      <text:list text:style-name="L4">
        <text:list-item>
          <text:p text:style-name="P4">Python</text:p>
        </text:list-item>
        <text:list-item>
          <text:p text:style-name="P4">la librería PyTorch para la implementación de la red neuronal</text:p>
        </text:list-item>
        <text:list-item>
          <text:p text:style-name="P4">librerías científicas como NumPy y Matplotlib para cálculos y visualización.</text:p>
        </text:list-item>
      </text:list>
      <text:h text:style-name="Heading_20_2" text:outline-level="2">6. Resultados esperados</text:h>
      <text:p text:style-name="Text_20_body">Se espera obtener una implementación funcional de una red neuronal capaz de aproximar la solución de una ecuación diferencial parcial sencilla. Además, se pretende analizar las ventajas y limitaciones de este enfoque frente a los métodos numéricos tradicionales.</text:p>
      <text:h text:style-name="Heading_20_2" text:outline-level="2">7. Conclusión</text:h>
      <text:p text:style-name="Text_20_body">Este proyecto permitirá explorar la intersección entre el aprendizaje automático y los métodos clásicos de análisis numérico. A través de la implementación de redes neuronales informadas por la física, se busca comprender cómo las técnicas modernas de aprendizaje automático pueden utilizarse para resolver problemas matemáticos tradicionales, integrando progresivamente los conceptos teóricos que se desarrollarán en el curso y en asignaturas posteriores del área de análisis numér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s" fo:country="CO"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s" fo:country="CO"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21:32:42.039141622</meta:creation-date>
    <dc:date>2026-03-09T21:48:04.928197191</dc:date>
    <meta:editing-duration>PT5M8S</meta:editing-duration>
    <meta:editing-cycles>1</meta:editing-cycles>
    <meta:document-statistic meta:table-count="0" meta:image-count="0" meta:object-count="5" meta:page-count="3" meta:paragraph-count="45" meta:word-count="693" meta:character-count="4737" meta:non-whitespace-character-count="4102"/>
    <meta:generator>LibreOffice/26.2.1.2$Linux_X86_64 LibreOffice_project/620$Build-2</meta:generator>
  </office:meta>
</office:document-meta>
</file>

<file path=Object 1/content.xml><?xml version="1.0" encoding="utf-8"?>
<math xmlns="http://www.w3.org/1998/Math/MathML" display="block">
  <semantics>
    <mrow>
      <mrow>
        <mfrac>
          <mrow>
            <mo stretchy="false">∂</mo>
            <mi>u</mi>
          </mrow>
          <mrow>
            <mo stretchy="false">∂</mo>
            <mi>t</mi>
          </mrow>
        </mfrac>
        <mo stretchy="false">=</mo>
        <mi>α</mi>
      </mrow>
      <mfrac>
        <mrow>
          <msup>
            <mo stretchy="false">∂</mo>
            <mn>2</mn>
          </msup>
          <mi>u</mi>
        </mrow>
        <mrow>
          <mo stretchy="false">∂</mo>
          <msup>
            <mi>x</mi>
            <mn>2</mn>
          </msup>
        </mrow>
      </mfrac>
    </mrow>
    <annotation encoding="StarMath 5.0">{partial u} over {partial t} = %alpha {partial^2 u} over {partial x^2}</annotation>
  </semantics>
</math>
</file>

<file path=Object 2/content.xml><?xml version="1.0" encoding="utf-8"?>
<math xmlns="http://www.w3.org/1998/Math/MathML" display="block">
  <semantics>
    <mrow>
      <mi>u</mi>
      <mrow>
        <mo fence="true" form="prefix" stretchy="false">(</mo>
        <mrow>
          <mrow>
            <mi>x</mi>
            <mi>,</mi>
            <mi>t</mi>
          </mrow>
        </mrow>
        <mo fence="true" form="postfix" stretchy="false">)</mo>
      </mrow>
    </mrow>
    <annotation encoding="StarMath 5.0">u(x,t)</annotation>
  </semantics>
</math>
</file>

<file path=Object 3/content.xml><?xml version="1.0" encoding="utf-8"?>
<math xmlns="http://www.w3.org/1998/Math/MathML" display="block">
  <semantics>
    <mi>α</mi>
    <annotation encoding="StarMath 5.0">%alpha</annotation>
  </semantics>
</math>
</file>

<file path=Object 4/content.xml><?xml version="1.0" encoding="utf-8"?>
<math xmlns="http://www.w3.org/1998/Math/MathML" display="block">
  <semantics>
    <mrow>
      <msub>
        <mi>u</mi>
        <mi>θ</mi>
      </msub>
      <mrow>
        <mo fence="true" form="prefix" stretchy="false">(</mo>
        <mrow>
          <mrow>
            <mi>x</mi>
            <mi>,</mi>
            <mi>t</mi>
          </mrow>
        </mrow>
        <mo fence="true" form="postfix" stretchy="false">)</mo>
      </mrow>
    </mrow>
    <annotation encoding="StarMath 5.0">u_{%theta}(x, t)</annotation>
  </semantics>
</math>
</file>

<file path=Object 5/content.xml><?xml version="1.0" encoding="utf-8"?>
<math xmlns="http://www.w3.org/1998/Math/MathML" display="block">
  <semantics>
    <mi>θ</mi>
    <annotation encoding="StarMath 5.0">%theta</annotation>
  </semantics>
</math>
</file>